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eformation_data</text:p>
          </table:table-cell>
          <table:table-cell office:value-type="string" calcext:value-type="string">
            <text:p>Rotation_data</text:p>
          </table:table-cell>
          <table:table-cell office:value-type="string" calcext:value-type="string">
            <text:p>Translation_data</text:p>
          </table:table-cell>
          <table:table-cell office:value-type="string" calcext:value-type="string">
            <text:p>Scale_data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37" calcext:value-type="float">
            <text:p>0.9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62" calcext:value-type="float">
            <text:p>0.8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47" calcext:value-type="float">
            <text:p>0.8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088" calcext:value-type="float">
            <text:p>0.9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237" calcext:value-type="float">
            <text:p>0.9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302" calcext:value-type="float">
            <text:p>0.9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267" calcext:value-type="float">
            <text:p>0.9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293" calcext:value-type="float">
            <text:p>0.9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68" calcext:value-type="float">
            <text:p>0.6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59" calcext:value-type="float">
            <text:p>0.6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26" calcext:value-type="float">
            <text:p>0.6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86" calcext:value-type="float">
            <text:p>0.6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03" calcext:value-type="float">
            <text:p>0.5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89" calcext:value-type="float">
            <text:p>0.5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68" calcext:value-type="float">
            <text:p>0.6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16" calcext:value-type="float">
            <text:p>0.6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02" calcext:value-type="float">
            <text:p>0.6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47" calcext:value-type="float">
            <text:p>0.6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17" calcext:value-type="float">
            <text:p>0.6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24" calcext:value-type="float">
            <text:p>0.632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22" calcext:value-type="float">
            <text:p>0.642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95" calcext:value-type="float">
            <text:p>0.63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95" calcext:value-type="float">
            <text:p>0.63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27" calcext:value-type="float">
            <text:p>0.63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24" calcext:value-type="float">
            <text:p>0.632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67" calcext:value-type="float">
            <text:p>0.646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85" calcext:value-type="float">
            <text:p>0.648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77" calcext:value-type="float">
            <text:p>0.647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47" calcext:value-type="float">
            <text:p>0.6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1:53:10.687776496</meta:creation-date>
    <dc:date>2019-06-03T22:04:06.833811625</dc:date>
    <meta:editing-duration>PT6S</meta:editing-duration>
    <meta:editing-cycles>1</meta:editing-cycles>
    <meta:generator>LibreOffice/5.1.6.2$Linux_X86_64 LibreOffice_project/10m0$Build-2</meta:generator>
    <meta:document-statistic meta:table-count="1" meta:cell-count="258" meta:object-count="0"/>
  </office:meta>
</office:document-meta>
</file>